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FMFile.getCharWidth( short whi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File.loadKernPairs( PFMInputStream inStrea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FMFile.loadHeader( PFMInputStream in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FMFile.getKe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File.getFir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File.getPostscrip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File.getCharSetNa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FMFile.getIsPropor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File.loadExtension( PFMInputStream in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FMFile.getLa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File.getStem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FMFile.getX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File.isNonSymbo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File.getFontBBo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FMFile.getWindow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File.getItalicAng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FMFile.loadExtentTable( PFMInputStream in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FMFile.getCap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File.getFlag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FMFile.getLowerCaseDesc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File.loadExtMetrics( PFMInputStream in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FMFile.getLowerCaseAsc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File.load( InputStream in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FMFile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